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37.81pt"/>
    </style:style>
    <style:style style:name="co13" style:family="table-column">
      <style:table-column-properties fo:break-before="auto" style:column-width="36.26pt"/>
    </style:style>
    <style:style style:name="co14" style:family="table-column">
      <style:table-column-properties fo:break-before="auto" style:column-width="47.06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82.6pt"/>
    </style:style>
    <style:style style:name="co17" style:family="table-column">
      <style:table-column-properties fo:break-before="auto" style:column-width="64.8pt"/>
    </style:style>
    <style:style style:name="co18" style:family="table-column">
      <style:table-column-properties fo:break-before="auto" style:column-width="112.71pt"/>
    </style:style>
    <style:style style:name="co19" style:family="table-column">
      <style:table-column-properties fo:break-before="auto" style:column-width="57.09pt"/>
    </style:style>
    <style:style style:name="co20" style:family="table-column">
      <style:table-column-properties fo:break-before="auto" style:column-width="72.54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line-through-style="none" style:text-line-through-type="non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text-line-through-style="solid" style:text-line-through-type="single" fo:font-weight="normal" style:font-weight-asian="normal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Button_Mapp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ize Identifier</text:p>
          </table:table-cell>
          <table:table-cell table:style-name="ce2" office:value-type="string" calcext:value-type="string">
            <text:p>Size</text:p>
          </table:table-cell>
          <table:table-cell table:style-name="ce1" office:value-type="string" calcext:value-type="string">
            <text:p>Info Classifier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5" office:value-type="string" calcext:value-type="string">
            <text:p>Left Bumper</text:p>
          </table:table-cell>
          <table:table-cell table:style-name="ce5" office:value-type="string" calcext:value-type="string">
            <text:p>Right Bumper</text:p>
          </table:table-cell>
          <table:table-cell table:style-name="ce4" office:value-type="string" calcext:value-type="string">
            <text:p>Back</text:p>
          </table:table-cell>
          <table:table-cell table:style-name="ce6" office:value-type="string" calcext:value-type="string">
            <text:p>Start</text:p>
          </table:table-cell>
          <table:table-cell table:style-name="ce4" office:value-type="string" calcext:value-type="string">
            <text:p>Xbox</text:p>
          </table:table-cell>
          <table:table-cell table:style-name="ce5" office:value-type="string" calcext:value-type="string">
            <text:p>Left Joystick</text:p>
          </table:table-cell>
          <table:table-cell table:style-name="ce5" office:value-type="string" calcext:value-type="string">
            <text:p>Right Joystick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NumButt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ue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Joystick_Mappings" table:style-name="ta1">
        <office:forms form:automatic-focus="false" form:apply-design-mode="false"/>
        <table:table-column table:style-name="co17" table:number-columns-repeated="2" table:default-cell-style-name="ce8"/>
        <table:table-column table:style-name="co18" table:default-cell-style-name="ce8"/>
        <table:table-column table:style-name="co17" table:number-columns-repeated="4" table:default-cell-style-name="ce8"/>
        <table:table-column table:style-name="co19" table:default-cell-style-name="ce8"/>
        <table:table-column table:style-name="co17" table:number-columns-repeated="2" table:default-cell-style-name="ce8"/>
        <table:table-column table:style-name="co3" table:default-cell-style-name="ce8"/>
        <table:table-column table:style-name="co20" table:default-cell-style-name="ce8"/>
        <table:table-column table:style-name="co17" table:number-columns-repeated="10" table:default-cell-style-name="ce8"/>
        <table:table-column table:style-name="co17" table:number-columns-repeated="1002" table:default-cell-style-name="Default"/>
        <table:table-row table:style-name="ro3">
          <table:table-cell table:style-name="ce7" office:value-type="string" calcext:value-type="string">
            <text:p>Object</text:p>
          </table:table-cell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Size Identifier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Info Classifier</text:p>
          </table:table-cell>
          <table:table-cell table:style-name="ce7" office:value-type="string" calcext:value-type="string">
            <text:p>LTS Left(-) or Right(+)</text:p>
          </table:table-cell>
          <table:table-cell table:style-name="ce7" office:value-type="string" calcext:value-type="string">
            <text:p>LTS Up(-) or Down(+)</text:p>
          </table:table-cell>
          <table:table-cell table:style-name="ce7" office:value-type="string" calcext:value-type="string">
            <text:p>Left Trigger Full(+) or Partially(-)</text:p>
          </table:table-cell>
          <table:table-cell table:style-name="ce7" office:value-type="string" calcext:value-type="string">
            <text:p>RTS Left(-) or Right(+)</text:p>
          </table:table-cell>
          <table:table-cell table:style-name="ce7" office:value-type="string" calcext:value-type="string">
            <text:p>RTS Up(-) or Down(+)</text:p>
          </table:table-cell>
          <table:table-cell table:style-name="ce7" office:value-type="string" calcext:value-type="string">
            <text:p>Right Trigger Full(+) or Partially(-)</text:p>
          </table:table-cell>
          <table:table-cell table:style-name="ce7" table:number-columns-repeated="10"/>
          <table:table-cell table:style-name="ce14" table:number-columns-repeated="1002"/>
        </table:table-row>
        <table:table-row table:style-name="ro2">
          <table:table-cell table:style-name="ce7" office:value-type="string" calcext:value-type="string">
            <text:p>Joysticks</text:p>
          </table:table-cell>
          <table:table-cell table:style-name="ce7" table:number-columns-repeated="21"/>
          <table:table-cell table:style-name="ce14" table:number-columns-repeated="1002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NumAx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table:style-name="Default" office:value-type="string" calcext:value-type="string">
            <text:p>LTS Up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style-name="ce10" office:value-type="float" office:value="1641" calcext:value-type="float">
            <text:p>1641</text:p>
          </table:table-cell>
          <table:table-cell table:style-name="ce12"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604" calcext:value-type="float">
            <text:p>-604</text:p>
          </table:table-cell>
          <table:table-cell table:style-name="ce10"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table:style-name="Default" office:value-type="string" calcext:value-type="string">
            <text:p>LTS Down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style-name="ce10" office:value-type="float" office:value="9582" calcext:value-type="float">
            <text:p>9582</text:p>
          </table:table-cell>
          <table:table-cell table:style-name="ce12"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574" calcext:value-type="float">
            <text:p>-574</text:p>
          </table:table-cell>
          <table:table-cell table:style-name="ce10"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table:style-name="Default" office:value-type="string" calcext:value-type="string">
            <text:p>LTS Left</text:p>
          </table:table-cell>
          <table:table-cell table:style-name="Default"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-32768" calcext:value-type="float">
            <text:p>-32768</text:p>
          </table:table-cell>
          <table:table-cell table:style-name="ce10" office:value-type="float" office:value="-10211" calcext:value-type="float">
            <text:p>-1021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604" calcext:value-type="float">
            <text:p>-604</text:p>
          </table:table-cell>
          <table:table-cell table:style-name="ce10"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table:style-name="Default" office:value-type="string" calcext:value-type="string">
            <text:p>LTS Right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32767" calcext:value-type="float">
            <text:p>32767</text:p>
          </table:table-cell>
          <table:table-cell table:style-name="ce10" office:value-type="float" office:value="-525" calcext:value-type="float">
            <text:p>-5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604" calcext:value-type="float">
            <text:p>-604</text:p>
          </table:table-cell>
          <table:table-cell table:style-name="ce10"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table:style-name="Default" office:value-type="string" calcext:value-type="string">
            <text:p>RTS Up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820" calcext:value-type="float">
            <text:p>1820</text:p>
          </table:table-cell>
          <table:table-cell table:style-name="Default" office:value-type="float" office:value="875" calcext:value-type="float">
            <text:p>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445" calcext:value-type="float">
            <text:p>-4445</text:p>
          </table:table-cell>
          <table:table-cell table:style-name="Default" office:value-type="float" office:value="-32768" calcext:value-type="float">
            <text:p>-327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table:style-name="Default" office:value-type="string" calcext:value-type="string">
            <text:p>RTS Down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820" calcext:value-type="float">
            <text:p>1820</text:p>
          </table:table-cell>
          <table:table-cell table:style-name="Default" office:value-type="float" office:value="875" calcext:value-type="float">
            <text:p>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01" calcext:value-type="float">
            <text:p>1501</text:p>
          </table:table-cell>
          <table:table-cell table:style-name="Default" office:value-type="float" office:value="32767" calcext:value-type="float">
            <text:p>327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table:style-name="Default" office:value-type="string" calcext:value-type="string">
            <text:p>RTS Left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820" calcext:value-type="float">
            <text:p>1820</text:p>
          </table:table-cell>
          <table:table-cell table:style-name="Default" office:value-type="float" office:value="875" calcext:value-type="float">
            <text:p>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768" calcext:value-type="float">
            <text:p>-32768</text:p>
          </table:table-cell>
          <table:table-cell table:style-name="Default" office:value-type="float" office:value="8109" calcext:value-type="float">
            <text:p>81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table:style-name="Default" office:value-type="string" calcext:value-type="string">
            <text:p>RTS Right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820" calcext:value-type="float">
            <text:p>1820</text:p>
          </table:table-cell>
          <table:table-cell table:style-name="Default" office:value-type="float" office:value="875" calcext:value-type="float">
            <text:p>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767" calcext:value-type="float">
            <text:p>32767</text:p>
          </table:table-cell>
          <table:table-cell table:style-name="Default" office:value-type="float" office:value="2148" calcext:value-type="float">
            <text:p>21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Triggers</text:p>
          </table:table-cell>
          <table:table-cell table:style-name="ce11" table:number-columns-spanned="24" table:number-rows-spanned="1"/>
          <table:covered-table-cell table:number-columns-repeated="23"/>
          <table:table-cell table:number-columns-repeated="999"/>
        </table:table-row>
        <table:table-row table:style-name="ro2">
          <table:table-cell table:style-name="Default" office:value-type="string" calcext:value-type="string">
            <text:p>Gamepad</text:p>
          </table:table-cell>
          <table:table-cell table:style-name="Default" office:value-type="string" calcext:value-type="string">
            <text:p>Axis</text:p>
          </table:table-cell>
          <table:table-cell table:style-name="Default" office:value-type="string" calcext:value-type="string">
            <text:p>Fully Pressed Down</text:p>
          </table:table-cell>
          <table:table-cell table:style-name="Default" office:value-type="string" calcext:value-type="string">
            <text:p>NumAxi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Values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2254" calcext:value-type="float">
            <text:p>32254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Gamepad</text:p>
          </table:table-cell>
          <table:table-cell table:style-name="Default" office:value-type="string" calcext:value-type="string">
            <text:p>Axis</text:p>
          </table:table-cell>
          <table:table-cell table:style-name="Default" office:value-type="string" calcext:value-type="string">
            <text:p>Partially Pressed Down</text:p>
          </table:table-cell>
          <table:table-cell table:style-name="Default" office:value-type="string" calcext:value-type="string">
            <text:p>NumAxi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Values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32768" calcext:value-type="float">
            <text:p>-32768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Gamepad</text:p>
          </table:table-cell>
          <table:table-cell table:style-name="Default" office:value-type="string" calcext:value-type="string">
            <text:p>Axis</text:p>
          </table:table-cell>
          <table:table-cell table:style-name="Default" office:value-type="string" calcext:value-type="string">
            <text:p>Fully Pressed Down</text:p>
          </table:table-cell>
          <table:table-cell table:style-name="Default" office:value-type="string" calcext:value-type="string">
            <text:p>NumAxi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Values</text:p>
          </table:table-cell>
          <table:table-cell table:style-name="Default" office:value-type="float" office:value="1752" calcext:value-type="float">
            <text:p>1752</text:p>
          </table:table-cell>
          <table:table-cell table:style-name="Default" office:value-type="float" office:value="875" calcext:value-type="float">
            <text:p>875</text:p>
          </table:table-cell>
          <table:table-cell table:style-name="Default" office:value-type="float" office:value="30781" calcext:value-type="float">
            <text:p>3078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80" calcext:value-type="float">
            <text:p>8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Gamepad</text:p>
          </table:table-cell>
          <table:table-cell table:style-name="Default" office:value-type="string" calcext:value-type="string">
            <text:p>Axis</text:p>
          </table:table-cell>
          <table:table-cell table:style-name="Default" office:value-type="string" calcext:value-type="string">
            <text:p>Partially Pressed Down</text:p>
          </table:table-cell>
          <table:table-cell table:style-name="Default" office:value-type="string" calcext:value-type="string">
            <text:p>NumAxi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Values</text:p>
          </table:table-cell>
          <table:table-cell table:style-name="Default" office:value-type="float" office:value="1752" calcext:value-type="float">
            <text:p>1752</text:p>
          </table:table-cell>
          <table:table-cell table:style-name="Default" office:value-type="float" office:value="875" calcext:value-type="float">
            <text:p>875</text:p>
          </table:table-cell>
          <table:table-cell table:style-name="Default" office:value-type="float" office:value="-32768" calcext:value-type="float">
            <text:p>-327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80" calcext:value-type="float">
            <text:p>8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11" table:number-columns-spanned="21" table:number-rows-spanned="1"/>
          <table:covered-table-cell table:number-columns-repeated="20"/>
          <table:table-cell table:number-columns-repeated="1002"/>
        </table:table-row>
        <table:table-row table:style-name="ro2">
          <table:table-cell table:style-name="ce10" table:number-columns-repeated="6"/>
          <table:table-cell table:style-name="Default"/>
          <table:table-cell table:style-name="ce10"/>
          <table:table-cell table:style-name="Default" table:number-columns-repeated="3"/>
          <table:table-cell table:style-name="ce10" table:number-columns-repeated="9"/>
          <table:table-cell table:style-name="ce13"/>
          <table:table-cell table:style-name="ce10"/>
          <table:table-cell table:number-columns-repeated="1002"/>
        </table:table-row>
        <table:table-row table:style-name="ro2">
          <table:table-cell table:style-name="ce10" table:number-columns-repeated="5"/>
          <table:table-cell table:style-name="Default"/>
          <table:table-cell table:style-name="ce10" table:number-columns-repeated="16"/>
          <table:table-cell table:number-columns-repeated="1002"/>
        </table:table-row>
        <table:table-row table:style-name="ro2">
          <table:table-cell table:style-name="ce10" table:number-columns-repeated="22"/>
          <table:table-cell table:style-name="ce8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igger Test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2">
          <table:table-cell office:value-type="string" calcext:value-type="string">
            <text:p>Left Trigger Tes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26937" calcext:value-type="float">
            <text:p>26937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32767" calcext:value-type="float">
            <text:p>32767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15278" calcext:value-type="float">
            <text:p>15278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082" calcext:value-type="float">
            <text:p>-2082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17201" calcext:value-type="float">
            <text:p>-17201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9052" calcext:value-type="float">
            <text:p>-29052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2768" calcext:value-type="float">
            <text:p>-32768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 table:number-columns-spanned="6" table:number-rows-spanned="1">
            <text:p>&lt;&lt;&lt; When the trigger isn’t pressed fully, it exerts a large negative value.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2575" calcext:value-type="float">
            <text:p>-32575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2255" calcext:value-type="float">
            <text:p>-32255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1999" calcext:value-type="float">
            <text:p>-31999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1614" calcext:value-type="float">
            <text:p>-31614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1294" calcext:value-type="float">
            <text:p>-31294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0846" calcext:value-type="float">
            <text:p>-30846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0461" calcext:value-type="float">
            <text:p>-30461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0077" calcext:value-type="float">
            <text:p>-30077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9693" calcext:value-type="float">
            <text:p>-29693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9372" calcext:value-type="float">
            <text:p>-29372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9116" calcext:value-type="float">
            <text:p>-29116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860" calcext:value-type="float">
            <text:p>-28860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668" calcext:value-type="float">
            <text:p>-28668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475" calcext:value-type="float">
            <text:p>-28475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219" calcext:value-type="float">
            <text:p>-28219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7963" calcext:value-type="float">
            <text:p>-27963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7835" calcext:value-type="float">
            <text:p>-27835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7899" calcext:value-type="float">
            <text:p>-27899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091" calcext:value-type="float">
            <text:p>-28091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219" calcext:value-type="float">
            <text:p>-28219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411" calcext:value-type="float">
            <text:p>-28411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603" calcext:value-type="float">
            <text:p>-28603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924" calcext:value-type="float">
            <text:p>-28924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9436" calcext:value-type="float">
            <text:p>-29436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2768" calcext:value-type="float">
            <text:p>-32768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17969" calcext:value-type="float">
            <text:p>-17969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4708" calcext:value-type="float">
            <text:p>4708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32767" calcext:value-type="float">
            <text:p>32767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30781" calcext:value-type="float">
            <text:p>30781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 table:number-columns-spanned="5" table:number-rows-spanned="1">
            <text:p>&lt;&lt;&lt; When the trigger is pressed fully, it exerts a large positive value.</text:p>
          </table:table-cell>
          <table:covered-table-cell table:number-columns-repeated="4"/>
          <table:table-cell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8103" calcext:value-type="float">
            <text:p>8103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12396" calcext:value-type="float">
            <text:p>-12396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8668" calcext:value-type="float">
            <text:p>-28668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2768" calcext:value-type="float">
            <text:p>-32768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12652" calcext:value-type="float">
            <text:p>-12652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18417" calcext:value-type="float">
            <text:p>18417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32767" calcext:value-type="float">
            <text:p>32767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31485" calcext:value-type="float">
            <text:p>31485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11690" calcext:value-type="float">
            <text:p>11690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7783" calcext:value-type="float">
            <text:p>-7783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24183" calcext:value-type="float">
            <text:p>-24183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office:value-type="float" office:value="1752" calcext:value-type="float">
            <text:p>1752</text:p>
          </table:table-cell>
          <table:table-cell office:value-type="float" office:value="875" calcext:value-type="float">
            <text:p>875</text:p>
          </table:table-cell>
          <table:table-cell office:value-type="float" office:value="-32768" calcext:value-type="float">
            <text:p>-32768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Right Trigger Tes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191" calcext:value-type="float">
            <text:p>-321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980" calcext:value-type="float">
            <text:p>-209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90" calcext:value-type="float">
            <text:p>-59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139" calcext:value-type="float">
            <text:p>121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254" calcext:value-type="float">
            <text:p>32254</text:p>
          </table:table-cell>
          <table:table-cell table:style-name="ce15" office:value-type="string" calcext:value-type="string" table:number-columns-spanned="2" table:number-rows-spanned="1">
            <text:p>&lt;&lt;&lt; Pressed Fully</text:p>
          </table:table-cell>
          <table:covered-table-cell table:style-name="ce8"/>
          <table:table-cell table:number-columns-repeated="4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73" calcext:value-type="float">
            <text:p>309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507" calcext:value-type="float">
            <text:p>-195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768" calcext:value-type="float">
            <text:p>-327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738" calcext:value-type="float">
            <text:p>-187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054" calcext:value-type="float">
            <text:p>24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701" calcext:value-type="float">
            <text:p>147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591" calcext:value-type="float">
            <text:p>-75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977" calcext:value-type="float">
            <text:p>-259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768" calcext:value-type="float">
            <text:p>-32768</text:p>
          </table:table-cell>
          <table:table-cell table:style-name="ce15" office:value-type="string" calcext:value-type="string" table:number-columns-spanned="3" table:number-rows-spanned="1">
            <text:p>&lt;&lt;&lt; Held down, but not fully pressed.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127" calcext:value-type="float">
            <text:p>-321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871" calcext:value-type="float">
            <text:p>-318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614" calcext:value-type="float">
            <text:p>-316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294" calcext:value-type="float">
            <text:p>-312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pa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umAx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910" calcext:value-type="float">
            <text:p>-309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05:09:49.772747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01:38:11.188661886</meta:creation-date>
    <dc:date>2017-03-19T05:46:13.370878512</dc:date>
    <meta:editing-duration>PT1H20M50S</meta:editing-duration>
    <meta:editing-cycles>19</meta:editing-cycles>
    <meta:generator>LibreOffice/5.1.6.2$Linux_X86_64 LibreOffice_project/10m0$Build-2</meta:generator>
    <meta:document-statistic meta:table-count="3" meta:cell-count="1149" meta:object-count="0"/>
  </office:meta>
</office:document-meta>
</file>